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JetBrains Mono2" svg:font-family="'JetBrains Mono'" style:font-adornments="Normal" style:font-pitch="fixed"/>
    <style:font-face style:name="JetBrains Mono Medium" svg:font-family="'JetBrains Mono Medium'" style:font-pitch="fixed"/>
    <style:font-face style:name="JetBrains Mono" svg:font-family="'JetBrains Mono'" style:font-family-generic="modern" style:font-pitch="fixed"/>
    <style:font-face style:name="JetBrains Mono1" svg:font-family="'JetBrains Mono'" style:font-adornments="Normal" style:font-family-generic="modern" style:font-pitch="fixed"/>
    <style:font-face style:name="JetBrains Mono Medium1" svg:font-family="'JetBrains Mono Medium'"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8cm" table:align="margins"/>
    </style:style>
    <style:style style:name="Tabla1.A" style:family="table-column">
      <style:table-column-properties style:column-width="6.001cm" style:rel-column-width="21845*"/>
    </style:style>
    <style:style style:name="Tabla1.A1" style:family="table-cell">
      <style:table-cell-properties style:vertical-align="middle" fo:background-color="#d3d3d3"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3d3d3"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8cm" table:align="margins"/>
    </style:style>
    <style:style style:name="Tabla2.A" style:family="table-column">
      <style:table-column-properties style:column-width="7.699cm" style:rel-column-width="4365*"/>
    </style:style>
    <style:style style:name="Tabla2.B" style:family="table-column">
      <style:table-column-properties style:column-width="10.301cm" style:rel-column-width="5840*"/>
    </style:style>
    <style:style style:name="Tabla2.A1" style:family="table-cell">
      <style:table-cell-properties style:vertical-align="middle" fo:background-color="#d3d3d3" fo:padding="0.097cm" fo:border="0.05pt solid #000000">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Tabla2.A3" style:family="table-cell">
      <style:table-cell-properties style:vertical-align="middle" fo:background-color="#d3d3d3" fo:padding="0.097cm" fo:border-left="0.05pt solid #000000" fo:border-right="0.05pt solid #000000" fo:border-top="none" fo:border-bottom="0.05pt solid #000000">
        <style:background-image/>
      </style:table-cell-properties>
    </style:style>
    <style:style style:name="Tabla2.A4" style:family="table-cell">
      <style:table-cell-properties style:vertical-align="middle" fo:padding="0.097cm" fo:border-left="0.05pt solid #000000" fo:border-right="none"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padding="0.097cm" fo:border-left="0.05pt solid #000000" fo:border-right="none" fo:border-top="none" fo:border-bottom="0.05pt solid #000000"/>
    </style:style>
    <style:style style:name="Tabla2.B5" style:family="table-cell">
      <style:table-cell-properties style:vertical-align="middle" fo:padding="0.097cm" fo:border-left="0.05pt solid #000000" fo:border-right="0.05pt solid #000000" fo:border-top="none" fo:border-bottom="0.05pt solid #000000"/>
    </style:style>
    <style:style style:name="Tabla2.A6" style:family="table-cell">
      <style:table-cell-properties style:vertical-align="middle" fo:padding="0.097cm" fo:border-left="0.05pt solid #000000" fo:border-right="none" fo:border-top="none" fo:border-bottom="0.05pt solid #000000"/>
    </style:style>
    <style:style style:name="Tabla2.B6" style:family="table-cell">
      <style:table-cell-properties style:vertical-align="middle" fo:padding="0.097cm" fo:border-left="0.05pt solid #000000" fo:border-right="0.05pt solid #000000" fo:border-top="none" fo:border-bottom="0.05pt solid #000000"/>
    </style:style>
    <style:style style:name="P1" style:family="paragraph" style:parent-style-name="_21_Enunciado">
      <style:text-properties style:font-name="JetBrains Mono Medium" officeooo:rsid="00178330" officeooo:paragraph-rsid="0025fa21"/>
    </style:style>
    <style:style style:name="P2" style:family="paragraph" style:parent-style-name="_21_Enunciado">
      <style:text-properties style:font-name="JetBrains Mono Medium" officeooo:rsid="00178330" officeooo:paragraph-rsid="002fadb7"/>
    </style:style>
    <style:style style:name="P3" style:family="paragraph" style:parent-style-name="_21_Enunciado" style:master-page-name="HTML">
      <style:paragraph-properties style:page-number="auto"/>
      <style:text-properties fo:color="#ff0000" loext:opacity="100%" style:font-name="JetBrains Mono" fo:font-size="12pt" fo:language="zxx" fo:country="none" fo:font-weight="bold" officeooo:rsid="0025fa21" officeooo:paragraph-rsid="0025fa21"/>
    </style:style>
    <style:style style:name="P4" style:family="paragraph" style:parent-style-name="_21_Respuesta">
      <style:text-properties style:font-name="JetBrains Mono Medium" officeooo:rsid="00178330" officeooo:paragraph-rsid="0034467a"/>
    </style:style>
    <style:style style:name="P5" style:family="paragraph" style:parent-style-name="_21_Respuesta">
      <style:text-properties style:font-name="JetBrains Mono" officeooo:rsid="00178330" officeooo:paragraph-rsid="00178330"/>
    </style:style>
    <style:style style:name="P6" style:family="paragraph" style:parent-style-name="Standard">
      <style:text-properties officeooo:paragraph-rsid="0034467a"/>
    </style:style>
    <style:style style:name="P7" style:family="paragraph" style:parent-style-name="Table_20_Contents">
      <style:paragraph-properties fo:text-align="center" style:justify-single-word="false"/>
      <style:text-properties style:font-name="JetBrains Mono" fo:font-size="11pt" officeooo:rsid="0027bc79" officeooo:paragraph-rsid="0027bc79"/>
    </style:style>
    <style:style style:name="P8" style:family="paragraph" style:parent-style-name="Table_20_Contents">
      <style:paragraph-properties fo:text-align="center" style:justify-single-word="false"/>
      <style:text-properties style:font-name="JetBrains Mono" fo:font-size="11pt" officeooo:rsid="0027bc79" officeooo:paragraph-rsid="00333051"/>
    </style:style>
    <style:style style:name="P9" style:family="paragraph" style:parent-style-name="Table_20_Contents">
      <style:paragraph-properties fo:text-align="center" style:justify-single-word="false"/>
      <style:text-properties style:font-name="JetBrains Mono" fo:font-size="11pt" fo:font-weight="bold" officeooo:rsid="0027bc79" officeooo:paragraph-rsid="0027bc79" style:font-weight-asian="bold" style:font-weight-complex="bold"/>
    </style:style>
    <style:style style:name="P10" style:family="paragraph" style:parent-style-name="Table_20_Contents">
      <style:paragraph-properties fo:text-align="center" style:justify-single-word="false"/>
      <style:text-properties style:font-name="JetBrains Mono" fo:font-size="11pt" officeooo:rsid="002978a9" officeooo:paragraph-rsid="002978a9"/>
    </style:style>
    <style:style style:name="P11" style:family="paragraph" style:parent-style-name="Table_20_Contents">
      <style:paragraph-properties fo:text-align="center" style:justify-single-word="false"/>
      <style:text-properties style:font-name="JetBrains Mono" fo:font-size="11pt" officeooo:rsid="002b70a2" officeooo:paragraph-rsid="002b70a2"/>
    </style:style>
    <style:style style:name="P12" style:family="paragraph" style:parent-style-name="Table_20_Contents">
      <style:paragraph-properties fo:text-align="center" style:justify-single-word="false"/>
      <style:text-properties style:font-name="JetBrains Mono" fo:font-size="11pt" officeooo:rsid="002b70a2" officeooo:paragraph-rsid="00333051"/>
    </style:style>
    <style:style style:name="P13" style:family="paragraph" style:parent-style-name="Table_20_Contents">
      <style:paragraph-properties fo:text-align="center" style:justify-single-word="false"/>
      <style:text-properties style:font-name="JetBrains Mono" fo:font-size="11pt" officeooo:rsid="002dc841" officeooo:paragraph-rsid="002dc841"/>
    </style:style>
    <style:style style:name="P14" style:family="paragraph" style:parent-style-name="Table_20_Contents">
      <style:paragraph-properties fo:text-align="center" style:justify-single-word="false"/>
      <style:text-properties style:font-name="JetBrains Mono" fo:font-size="11pt" officeooo:rsid="002dc841" officeooo:paragraph-rsid="00333051"/>
    </style:style>
    <style:style style:name="P15" style:family="paragraph" style:parent-style-name="Table_20_Contents">
      <style:paragraph-properties fo:text-align="center" style:justify-single-word="false"/>
      <style:text-properties style:font-name="JetBrains Mono" fo:font-size="11pt" officeooo:rsid="002e3c04" officeooo:paragraph-rsid="002e3c04"/>
    </style:style>
    <style:style style:name="P16" style:family="paragraph" style:parent-style-name="Table_20_Contents">
      <style:paragraph-properties fo:text-align="center" style:justify-single-word="false"/>
      <style:text-properties style:font-name="JetBrains Mono" fo:font-size="11pt" officeooo:rsid="002e3c04" officeooo:paragraph-rsid="00333051"/>
    </style:style>
    <style:style style:name="P17" style:family="paragraph" style:parent-style-name="Table_20_Contents">
      <style:paragraph-properties fo:text-align="center" style:justify-single-word="false"/>
      <style:text-properties style:font-name="JetBrains Mono" fo:font-size="11pt"/>
    </style:style>
    <style:style style:name="P18" style:family="paragraph" style:parent-style-name="Table_20_Contents">
      <style:paragraph-properties fo:text-align="center" style:justify-single-word="false"/>
      <style:text-properties officeooo:paragraph-rsid="00333051"/>
    </style:style>
    <style:style style:name="P19" style:family="paragraph" style:parent-style-name="Table_20_Contents">
      <style:paragraph-properties fo:text-align="center" style:justify-single-word="false"/>
      <style:text-properties style:font-name="JetBrains Mono" fo:font-size="11pt" fo:font-weight="bold" officeooo:rsid="0027bc79" officeooo:paragraph-rsid="0034467a" style:font-weight-asian="bold" style:font-weight-complex="bold"/>
    </style:style>
    <style:style style:name="P20" style:family="paragraph" style:parent-style-name="Table_20_Contents">
      <style:paragraph-properties fo:text-align="center" style:justify-single-word="false"/>
      <style:text-properties style:font-name="JetBrains Mono" fo:font-size="11pt" fo:font-weight="bold" officeooo:rsid="0027bc79" officeooo:paragraph-rsid="0034cde0" style:font-weight-asian="bold" style:font-weight-complex="bold"/>
    </style:style>
    <style:style style:name="P21" style:family="paragraph" style:parent-style-name="Table_20_Contents">
      <style:paragraph-properties fo:text-align="center" style:justify-single-word="false"/>
      <style:text-properties style:font-name="JetBrains Mono" fo:font-size="11pt" officeooo:rsid="0034467a" officeooo:paragraph-rsid="0034467a"/>
    </style:style>
    <style:style style:name="P22" style:family="paragraph" style:parent-style-name="Table_20_Contents">
      <style:paragraph-properties fo:text-align="center" style:justify-single-word="false"/>
      <style:text-properties style:font-name="JetBrains Mono" fo:font-size="11pt" officeooo:rsid="0034467a" officeooo:paragraph-rsid="0035788d"/>
    </style:style>
    <style:style style:name="P23" style:family="paragraph" style:parent-style-name="Table_20_Contents">
      <style:paragraph-properties fo:text-align="center" style:justify-single-word="false"/>
      <style:text-properties style:font-name="JetBrains Mono" fo:font-size="11pt" officeooo:rsid="0034467a" officeooo:paragraph-rsid="0036285f"/>
    </style:style>
    <style:style style:name="P24" style:family="paragraph" style:parent-style-name="Table_20_Contents">
      <style:paragraph-properties fo:text-align="center" style:justify-single-word="false"/>
      <style:text-properties style:font-name="JetBrains Mono" fo:font-size="11pt" officeooo:rsid="00354242" officeooo:paragraph-rsid="00354242"/>
    </style:style>
    <style:style style:name="P25" style:family="paragraph" style:parent-style-name="Table_20_Contents">
      <style:paragraph-properties fo:text-align="center" style:justify-single-word="false"/>
      <style:text-properties style:font-name="JetBrains Mono" officeooo:rsid="0034467a" officeooo:paragraph-rsid="0034467a"/>
    </style:style>
    <style:style style:name="P26" style:family="paragraph" style:parent-style-name="Table_20_Contents">
      <style:paragraph-properties fo:text-align="center" style:justify-single-word="false"/>
      <style:text-properties style:font-name="JetBrains Mono" officeooo:rsid="00354242" officeooo:paragraph-rsid="00354242"/>
    </style:style>
    <style:style style:name="P27" style:family="paragraph" style:parent-style-name="Table_20_Contents">
      <style:paragraph-properties fo:text-align="center" style:justify-single-word="false"/>
      <style:text-properties style:font-name="JetBrains Mono" officeooo:rsid="0035788d" officeooo:paragraph-rsid="0035788d"/>
    </style:style>
    <style:style style:name="P28" style:family="paragraph" style:parent-style-name="Table_20_Contents">
      <style:paragraph-properties fo:text-align="center" style:justify-single-word="false"/>
      <style:text-properties style:font-name="JetBrains Mono" officeooo:rsid="0036285f" officeooo:paragraph-rsid="0036285f"/>
    </style:style>
    <style:style style:name="T1" style:family="text">
      <style:text-properties officeooo:rsid="0021a906"/>
    </style:style>
    <style:style style:name="T2" style:family="text">
      <style:text-properties style:font-name="JetBrains Mono1" fo:font-size="10pt" fo:font-weight="normal" officeooo:rsid="0021a906"/>
    </style:style>
    <style:style style:name="T3" style:family="text">
      <style:text-properties fo:color="#ff0000" loext:opacity="100%"/>
    </style:style>
    <style:style style:name="T4" style:family="text">
      <style:text-properties fo:color="#ff0000" loext:opacity="100%" fo:font-size="11pt" fo:language="zxx" fo:country="none" fo:font-weight="normal" officeooo:rsid="002fadb7"/>
    </style:style>
    <style:style style:name="T5" style:family="text">
      <style:text-properties style:font-name="JetBrains Mono" fo:font-size="11pt"/>
    </style:style>
    <style:style style:name="T6" style:family="text">
      <style:text-properties style:font-name="JetBrains Mono" fo:font-size="11pt" officeooo:rsid="00330da2"/>
    </style:style>
    <style:style style:name="T7" style:family="text">
      <style:text-properties style:font-name="JetBrains Mono" fo:font-size="11pt" officeooo:rsid="00333051"/>
    </style:style>
    <style:style style:name="T8" style:family="text">
      <style:text-properties style:font-name="JetBrains Mono" officeooo:rsid="002e3c04"/>
    </style:style>
    <style:style style:name="T9" style:family="text">
      <style:text-properties officeooo:rsid="002dc841"/>
    </style:style>
    <style:style style:name="T10" style:family="text">
      <style:text-properties officeooo:rsid="002e3c04"/>
    </style:style>
    <style:style style:name="T11" style:family="text">
      <style:text-properties officeooo:rsid="00333051"/>
    </style:style>
    <style:style style:name="T12" style:family="text">
      <style:text-properties officeooo:rsid="0034467a"/>
    </style:style>
    <style:style style:name="T13" style:family="text">
      <style:text-properties officeooo:rsid="0034cde0"/>
    </style:style>
    <style:style style:name="T14" style:family="text">
      <style:text-properties fo:font-size="11pt"/>
    </style:style>
    <style:style style:name="T15" style:family="text">
      <style:text-properties fo:font-size="11pt" officeooo:rsid="00333051"/>
    </style:style>
    <style:style style:name="T16" style:family="text">
      <style:text-properties officeooo:rsid="00354242"/>
    </style:style>
    <style:style style:name="T17" style:family="text">
      <style:text-properties officeooo:rsid="0035788d"/>
    </style:style>
    <style:style style:name="T18" style:family="text">
      <style:text-properties officeooo:rsid="0036285f"/>
    </style:style>
    <style:style style:name="T19" style:family="text">
      <style:text-properties officeooo:rsid="0036723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JA NEGRA 1</text:p>
      <text:p text:style-name="P1"><text:span text:style-name="T3">1.-</text:span> Crear una tabla de clases de equivalencia (las clases deberán ser numeradas) en la que se indiquen las siguientes columnas en cada fila:</text:p>
      <text:p text:style-name="_21_Enunciado">- Condición de entrada que se analiza</text:p>
      <text:p text:style-name="_21_Enunciado">- Clases válidas</text:p>
      <text:p text:style-name="_21_Enunciado">- Clases no válidas que se generan para la condición </text:p>
      <table:table table:name="Tabla1" table:style-name="Tabla1">
        <table:table-column table:style-name="Tabla1.A" table:number-columns-repeated="3"/>
        <table:table-row table:style-name="TableLine2518357660880">
          <table:table-cell table:style-name="Tabla1.A1" office:value-type="string">
            <text:p text:style-name="P9">CONDICIONES</text:p>
          </table:table-cell>
          <table:table-cell table:style-name="Tabla1.A1" office:value-type="string">
            <text:p text:style-name="P9">VALIDAS</text:p>
          </table:table-cell>
          <table:table-cell table:style-name="Tabla1.C1" office:value-type="string">
            <text:p text:style-name="P9">NO VALIDAS</text:p>
          </table:table-cell>
        </table:table-row>
        <table:table-row table:style-name="TableLine2518357660880">
          <table:table-cell table:style-name="Tabla1.A3" office:value-type="string">
            <text:p text:style-name="P7">enteros positivos de 5 dígitos</text:p>
            <text:p text:style-name="P7">(excluido el 00000)</text:p>
          </table:table-cell>
          <table:table-cell table:style-name="Tabla1.B3" office:value-type="string">
            <text:p text:style-name="P7">1 clase <text:span text:style-name="T11">(1)</text:span></text:p>
            <text:p text:style-name="P7">99999 &gt;= num &gt; 00000</text:p>
          </table:table-cell>
          <table:table-cell table:style-name="Tabla1.C3" office:value-type="string">
            <text:p text:style-name="P7"><text:span text:style-name="T9">3</text:span> clases</text:p>
            <text:p text:style-name="P8">num &lt;= 00000 <text:span text:style-name="T11">(2)</text:span></text:p>
            <text:p text:style-name="P8">num &gt; 99999 <text:span text:style-name="T11">(3)</text:span></text:p>
            <text:p text:style-name="P14">no numero entero <text:span text:style-name="T11">(4)</text:span></text:p>
          </table:table-cell>
        </table:table-row>
        <table:table-row table:style-name="TableLine2518357660880">
          <table:table-cell table:style-name="Tabla1.A3" office:value-type="string">
            <text:p text:style-name="P17">alfanumérico de 8 caracteres </text:p>
          </table:table-cell>
          <table:table-cell table:style-name="Tabla1.B3" office:value-type="string">
            <text:p text:style-name="P10">1 clase</text:p>
            <text:p text:style-name="P18"><text:span text:style-name="T6">8 caracteres </text:span><text:span text:style-name="T7">(5)</text:span></text:p>
          </table:table-cell>
          <table:table-cell table:style-name="Tabla1.C3" office:value-type="string">
            <text:p text:style-name="P11">3 clases</text:p>
            <text:p text:style-name="P12">menos de 8 caract <text:span text:style-name="T11">(6)</text:span></text:p>
            <text:p text:style-name="P12">más de 8 caract <text:span text:style-name="T11">(7)</text:span></text:p>
            <text:p text:style-name="P12">no alfanumérico <text:span text:style-name="T11">(8)</text:span></text:p>
          </table:table-cell>
        </table:table-row>
        <table:table-row table:style-name="TableLine2518357660880">
          <table:table-cell table:style-name="Tabla1.A4" office:value-type="string">
            <text:p text:style-name="P17">entero positivo de 4 dígitos </text:p>
          </table:table-cell>
          <table:table-cell table:style-name="Tabla1.B4" office:value-type="string">
            <text:p text:style-name="P13">1 clase</text:p>
            <text:p text:style-name="P13">0000 &lt;= num &lt;= 9999 <text:span text:style-name="T11">(9)</text:span></text:p>
          </table:table-cell>
          <table:table-cell table:style-name="Tabla1.C4" office:value-type="string">
            <text:p text:style-name="P13">3 clases</text:p>
            <text:p text:style-name="P14">num &lt; 0000 <text:span text:style-name="T11">(10)</text:span></text:p>
            <text:p text:style-name="P14">num &gt; 9999 <text:span text:style-name="T11">(11)</text:span></text:p>
            <text:p text:style-name="P14">no numero entero <text:span text:style-name="T11">(12)</text:span></text:p>
          </table:table-cell>
        </table:table-row>
        <table:table-row table:style-name="TableLine2518357660880">
          <table:table-cell table:style-name="Tabla1.A5" office:value-type="string">
            <text:p text:style-name="P17">valores: geriatría, pediatría, digestivo, cardiología, traumatología y ginecología. </text:p>
          </table:table-cell>
          <table:table-cell table:style-name="Tabla1.B5" office:value-type="string">
            <text:p text:style-name="P16">6 clases <text:span text:style-name="T11">(13)</text:span></text:p>
            <text:p text:style-name="P15">geriatría</text:p>
            <text:p text:style-name="P15">pediatría</text:p>
            <text:p text:style-name="P15">digestivo</text:p>
            <text:p text:style-name="P15">cardiología</text:p>
            <text:p text:style-name="P15">traumatología</text:p>
            <text:p text:style-name="P15">ginecología</text:p>
          </table:table-cell>
          <table:table-cell table:style-name="Tabla1.C5" office:value-type="string">
            <text:p text:style-name="P15">1 clase</text:p>
            <text:p text:style-name="P16">el resto de valores <text:span text:style-name="T11">(14)</text:span></text:p>
          </table:table-cell>
        </table:table-row>
      </table:table>
      <text:p text:style-name="P5"/>
      <text:p text:style-name="P2"><text:span text:style-name="T4">2</text:span><text:span text:style-name="T3">.-</text:span> Generar los casos de prueba (especificando la entrada en todos los casos y la salida esperada sólo en los casos válidos) para las clases creadas usando la técnica de particiones de equivalencia, indicando en cada caso las clases que cubre. Enunciar la regla que se aplica para derivar los casos a partir de las clases de equivalencia.</text:p>
      <text:p text:style-name="P4"/>
      <table:table table:name="Tabla2" table:style-name="Tabla2">
        <table:table-column table:style-name="Tabla2.A"/>
        <table:table-column table:style-name="Tabla2.B"/>
        <table:table-row table:style-name="TableLine2518272201632">
          <table:table-cell table:style-name="Tabla2.A1" table:number-columns-spanned="2" office:value-type="string">
            <text:p text:style-name="P19">VALID<text:span text:style-name="T12">OS</text:span></text:p>
          </table:table-cell>
          <table:covered-table-cell/>
        </table:table-row>
        <table:table-row table:style-name="TableLine2518272201632">
          <table:table-cell table:style-name="Tabla2.A2" office:value-type="string">
            <text:p text:style-name="P25"><text:span text:style-name="T15">1 – </text:span><text:span text:style-name="T14">5 – 9 - 13</text:span></text:p>
          </table:table-cell>
          <table:table-cell table:style-name="Tabla2.B2" office:value-type="string">
            <text:p text:style-name="P21">5<text:span text:style-name="T16">4</text:span>555 – abcdefgh – 2323 - <text:span text:style-name="T10">geriatría</text:span></text:p>
          </table:table-cell>
        </table:table-row>
        <table:table-row table:style-name="TableLine2518272201632">
          <table:table-cell table:style-name="Tabla2.A3" table:number-columns-spanned="2" office:value-type="string">
            <text:p text:style-name="P20"><text:s/><text:span text:style-name="T13">NO </text:span>VALID<text:span text:style-name="T12">OS</text:span></text:p>
          </table:table-cell>
          <table:covered-table-cell/>
        </table:table-row>
        <table:table-row table:style-name="TableLine2518272201632">
          <table:table-cell table:style-name="Tabla2.A5" office:value-type="string">
            <text:p text:style-name="P26">2 – 6 - 11 - 15</text:p>
          </table:table-cell>
          <table:table-cell table:style-name="Tabla2.B5" office:value-type="string">
            <text:p text:style-name="P24">00000 – abc – 13123122313 - <text:span text:style-name="T17">corazon</text:span></text:p>
          </table:table-cell>
        </table:table-row>
        <table:table-row table:style-name="TableLine2518272201632">
          <table:table-cell table:style-name="Tabla2.A5" office:value-type="string">
            <text:p text:style-name="P27">1 – 5 – 10 - 13</text:p>
          </table:table-cell>
          <table:table-cell table:style-name="Tabla2.B5" office:value-type="string">
            <text:p text:style-name="P22">5<text:span text:style-name="T16">4</text:span>555 – abcdefgh – <text:span text:style-name="T17">123 - </text:span><text:span text:style-name="T8">digestivo</text:span></text:p>
          </table:table-cell>
        </table:table-row>
        <table:table-row table:style-name="TableLine2518272201632">
          <table:table-cell table:style-name="Tabla2.A6" office:value-type="string">
            <text:p text:style-name="P28">1 – 8 – 9 - 13</text:p>
          </table:table-cell>
          <table:table-cell table:style-name="Tabla2.B6" office:value-type="string">
            <text:p text:style-name="P23">5<text:span text:style-name="T16">4</text:span>555 – <text:span text:style-name="T18">@’z++*-}</text:span><text:span text:style-name="T19">|</text:span> – 2323 - <text:span text:style-name="T10">geriatría</text:span></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JetBrains Mono2" svg:font-family="'JetBrains Mono'" style:font-adornments="Normal" style:font-pitch="fixed"/>
    <style:font-face style:name="JetBrains Mono Medium" svg:font-family="'JetBrains Mono Medium'" style:font-pitch="fixed"/>
    <style:font-face style:name="JetBrains Mono" svg:font-family="'JetBrains Mono'" style:font-family-generic="modern" style:font-pitch="fixed"/>
    <style:font-face style:name="JetBrains Mono1" svg:font-family="'JetBrains Mono'" style:font-adornments="Normal" style:font-family-generic="modern" style:font-pitch="fixed"/>
    <style:font-face style:name="JetBrains Mono Medium1" svg:font-family="'JetBrains Mono Medium'"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JetBrains Mono2" fo:font-family="'JetBrains Mono'" style:font-style-name="Normal" style:font-pitch="fixed" fo:font-size="11pt" fo:font-style="normal" fo:font-weight="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text-properties style:font-name="JetBrains Mono1" fo:font-family="'JetBrains Mono'" style:font-style-name="Normal" style:font-family-generic="modern" style:font-pitch="fixed" fo:font-size="10pt" fo:font-weight="normal"/>
    </style:style>
    <style:style style:name="Header" style:family="paragraph" style:parent-style-name="Header_20_and_20_Footer" style:class="extra">
      <style:paragraph-properties fo:text-align="center" style:justify-single-word="false" fo:padding="0.049cm" fo:border-left="none" fo:border-right="none" fo:border-top="none" fo:border-bottom="0.06pt solid #000000" text:number-lines="false" text:line-number="0">
        <style:tab-stops>
          <style:tab-stop style:position="9.999cm"/>
        </style:tab-stops>
      </style:paragraph-properties>
      <style:text-properties fo:text-transform="uppercas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1_Enunciado" style:display-name="!Enunciado" style:family="paragraph" style:parent-style-name="Standard" style:next-style-name="_21_Respuesta" style:master-page-name="">
      <style:paragraph-properties fo:margin-top="0cm" fo:margin-bottom="0.199cm" style:contextual-spacing="false" fo:text-align="justify" style:justify-single-word="false" style:page-number="auto"/>
      <style:text-properties fo:color="#0000ff" loext:opacity="100%" style:font-name="JetBrains Mono Medium1" fo:font-family="'JetBrains Mono Medium'" style:font-style-name="Normal" style:font-family-generic="modern" style:font-pitch="fixed" fo:font-size="11pt" fo:language="zxx" fo:country="none" fo:font-weight="normal"/>
    </style:style>
    <style:style style:name="_21_Respuesta" style:display-name="!Respuesta" style:family="paragraph" style:parent-style-name="Standard" style:next-style-name="_21_Enunciado" style:master-page-name="">
      <style:paragraph-properties fo:margin-top="0cm" fo:margin-bottom="0.101cm" style:contextual-spacing="false" fo:text-align="justify" style:justify-single-word="false" style:page-number="auto"/>
      <style:text-properties style:font-name="JetBrains Mono2" fo:font-family="'JetBrains Mono'" style:font-style-name="Normal" style:font-pitch="fixed" fo:font-size="11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1a906"/>
    </style:style>
    <style:style style:name="MT2" style:family="text">
      <style:text-properties style:font-name="JetBrains Mono1" fo:font-size="10pt" fo:font-weight="normal" officeooo:rsid="0021a9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
      </style:header>
    </style:master-page>
    <style:master-page style:name="HTML" style:page-layout-name="Mpm2">
      <style:header>
        <text:p text:style-name="Header"><text:date style:data-style-name="N37" text:date-value="2022-03-28T09:04:17.519999798" text:fixed="true">28/03/22</text:date><text:tab/> <text:s/><text:tab/> <text:file-name text:display="name">U04-CajaNegraI-PilesVictor</text:file-name><text:s/>- </text:p>
      </style:header>
      <style:footer>
        <text:p text:style-name="Header_20_and_20_Footer"><text:s text:c="3"/><text:tab/>Página <text:page-number text:select-page="current">1</text:page-number><text:s/>de <text:page-count>1</text:page-count><text:tab/> <text:s text:c="13"/>Víctor Piles <text:span text:style-name="MT1">1</text:span>º <text:span text:style-name="MT2">DAM</text:span> <text:span text:style-name="MT1">6J</text:span></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09:04:18.004000000</meta:creation-date>
    <meta:editing-duration>PT34M35S</meta:editing-duration>
    <meta:editing-cycles>19</meta:editing-cycles>
    <meta:generator>LibreOffice/7.1.4.2$Windows_X86_64 LibreOffice_project/a529a4fab45b75fefc5b6226684193eb000654f6</meta:generator>
    <dc:date>2022-03-28T09:39:00.624000000</dc:date>
    <meta:document-statistic meta:table-count="2" meta:image-count="0" meta:object-count="0" meta:page-count="1" meta:paragraph-count="53" meta:word-count="269" meta:character-count="1476" meta:non-whitespace-character-count="1216"/>
  </office:meta>
</office:document-meta>
</file>